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Verdana" svg:font-family="Verdana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3aa2" officeooo:paragraph-rsid="001b3aa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b3aa2" officeooo:paragraph-rsid="001b3aa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c303b" officeooo:paragraph-rsid="001b3aa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9e21a" officeooo:paragraph-rsid="0029e21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b1582" officeooo:paragraph-rsid="002b158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cfaff" officeooo:paragraph-rsid="002cfaf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a742a" officeooo:paragraph-rsid="002a742a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9e21a" officeooo:paragraph-rsid="0029e21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paragraph-rsid="001b3aa2"/>
    </style:style>
    <style:style style:name="T1" style:family="text">
      <style:text-properties officeooo:rsid="0023428b"/>
    </style:style>
    <style:style style:name="T2" style:family="text">
      <style:text-properties officeooo:rsid="00255a8c"/>
    </style:style>
    <style:style style:name="T3" style:family="text">
      <style:text-properties officeooo:rsid="00292e5b"/>
    </style:style>
    <style:style style:name="T4" style:family="text">
      <style:text-properties officeooo:rsid="0029e21a"/>
    </style:style>
    <style:style style:name="T5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6" style:family="text">
      <style:text-properties fo:color="#000000" loext:opacity="100%" style:font-name="Consolas" fo:font-size="10pt" style:text-underline-style="none" style:font-size-asian="10pt"/>
    </style:style>
    <style:style style:name="T7" style:family="text">
      <style:text-properties officeooo:rsid="002e6915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Verdana" fo:font-size="12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size="18pt" fo:font-weight="bold" officeooo:rsid="001b3aa2" style:font-size-asian="15.75pt" style:font-weight-asian="bold" style:font-size-complex="18pt" style:font-weight-complex="bold"/>
    </style:style>
    <style:style style:name="T10" style:family="text">
      <style:text-properties fo:font-size="18pt" fo:font-weight="bold" officeooo:rsid="0029e21a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9">TP</text:span><text:span text:style-name="T10">2</text:span><text:span text:style-name="T9">: </text:span><text:bookmark text:name="docs-internal-guid-e43999b9-7fff-524f-0b4d-d8d7468905f9"/><text:span text:style-name="T8">Des Servlets à la notion de service Web</text:span> </text:p>
      <text:p text:style-name="P1"/>
      <text:p text:style-name="P2">Importez le projet et exécutez la base de données (run-hsqldb-server). Ouvrez l’afficheur de tables (show-hsqldb) <text:span text:style-name="T2">et</text:span> coch<text:span text:style-name="T3">ez</text:span> « HSQL Database Engine Server ». A chaque <text:span text:style-name="T1">changement de</text:span> la base de données, appuye<text:span text:style-name="T1">z</text:span> sur : View&gt;Refresh Tree.</text:p>
      <text:p text:style-name="P3"/>
      <text:p text:style-name="P8">Partie 1)</text:p>
      <text:p text:style-name="P4">On a correctement importé les dépendances et on a fait nos servlets.</text:p>
      <text:p text:style-name="P7"><text:span text:style-name="T5">AfficheUserInfo</text:span><text:span text:style-name="T6"> renvoie un fichier html avec un tableau contenant tous les users.</text:span></text:p>
      <text:p text:style-name="P7"><text:span text:style-name="T5">UpdateUser</text:span><text:span text:style-name="T6"> crée un user à partir des paramètres.</text:span></text:p>
      <text:p text:style-name="P4"/>
      <text:p text:style-name="P8">Partie 2)</text:p>
      <text:p text:style-name="P5">On a configuré le projet pour pouvoir utiliser JaxRS. L’avantage de cette librairie est que le nombre de services par fichier n’est pas limité. On a implémenté les services nécessaires pour faire fonctionner notre architecture.</text:p>
      <text:p text:style-name="P6">Pour pouvoir tester les services consommant du JSON, on a du utiliser <text:span text:style-name="T7">l’extension </text:span>POSTMA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Verdana" svg:font-family="Verdana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21:31:12.961000000</meta:creation-date>
    <dc:date>2021-10-13T21:14:04.479000000</dc:date>
    <meta:editing-duration>PT55M53S</meta:editing-duration>
    <meta:editing-cycles>17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9" meta:word-count="130" meta:character-count="809" meta:non-whitespace-character-count="687"/>
  </office:meta>
</office:document-meta>
</file>